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_20_right">
      <style:text-properties fo:font-weight="bold" officeooo:rsid="00131602" officeooo:paragraph-rsid="00131602" style:font-weight-asian="bold" style:font-weight-complex="bold"/>
    </style:style>
    <style:style style:name="P2" style:family="paragraph" style:parent-style-name="Footer_20_right">
      <style:text-properties fo:font-weight="bold" officeooo:rsid="0014edf2" officeooo:paragraph-rsid="0014edf2" style:font-weight-asian="bold" style:font-weight-complex="bold"/>
    </style:style>
    <style:style style:name="P3" style:family="paragraph" style:parent-style-name="Footer_20_right">
      <style:text-properties fo:font-weight="normal" officeooo:rsid="00131602" officeooo:paragraph-rsid="00131602" style:font-weight-asian="normal" style:font-weight-complex="normal"/>
    </style:style>
    <style:style style:name="P4" style:family="paragraph" style:parent-style-name="Footer_20_right">
      <style:text-properties style:text-underline-style="solid" style:text-underline-width="auto" style:text-underline-color="font-color" fo:font-weight="bold" officeooo:rsid="0014edf2" officeooo:paragraph-rsid="0014edf2" style:font-weight-asian="bold" style:font-weight-complex="bold"/>
    </style:style>
    <style:style style:name="P5" style:family="paragraph" style:parent-style-name="Footer_20_right">
      <style:text-properties style:text-underline-style="solid" style:text-underline-width="auto" style:text-underline-color="font-color" fo:font-weight="bold" officeooo:rsid="00179d72" officeooo:paragraph-rsid="00179d72" style:font-weight-asian="bold" style:font-weight-complex="bold"/>
    </style:style>
    <style:style style:name="P6" style:family="paragraph" style:parent-style-name="Footer_20_right">
      <style:text-properties style:text-underline-style="solid" style:text-underline-width="auto" style:text-underline-color="font-color" fo:font-weight="normal" officeooo:rsid="00179d72" officeooo:paragraph-rsid="00179d72" style:font-weight-asian="normal" style:font-weight-complex="normal"/>
    </style:style>
    <style:style style:name="P7" style:family="paragraph" style:parent-style-name="Footer_20_right">
      <style:text-properties style:text-underline-style="none" fo:font-weight="normal" officeooo:rsid="0014edf2" officeooo:paragraph-rsid="0014edf2" style:font-weight-asian="normal" style:font-weight-complex="normal"/>
    </style:style>
    <style:style style:name="P8" style:family="paragraph" style:parent-style-name="Footer_20_right">
      <style:text-properties officeooo:rsid="0014edf2" officeooo:paragraph-rsid="0014edf2"/>
    </style:style>
    <style:style style:name="P9" style:family="paragraph" style:parent-style-name="Footer_20_right">
      <style:text-properties fo:font-size="14pt" style:text-underline-style="solid" style:text-underline-width="auto" style:text-underline-color="font-color" fo:font-weight="bold" officeooo:rsid="0019240f" officeooo:paragraph-rsid="0019240f" style:font-size-asian="12.25pt" style:font-weight-asian="bold" style:font-size-complex="14pt" style:font-weight-complex="bold"/>
    </style:style>
    <style:style style:name="P10" style:family="paragraph" style:parent-style-name="Footer_20_right">
      <style:text-properties fo:font-size="14pt" fo:font-weight="bold" officeooo:rsid="0019240f" officeooo:paragraph-rsid="0019240f" style:font-size-asian="12.25pt" style:font-weight-asian="bold" style:font-size-complex="14pt" style:font-weight-complex="bold"/>
    </style:style>
    <style:style style:name="P11" style:family="paragraph" style:parent-style-name="Header">
      <style:text-properties officeooo:rsid="0014edf2" officeooo:paragraph-rsid="0014edf2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79d72" style:font-weight-asian="normal" style:font-weight-complex="normal"/>
    </style:style>
    <style:style style:name="T4" style:family="text">
      <style:text-properties style:text-underline-style="none" officeooo:rsid="00186450"/>
    </style:style>
    <style:style style:name="T5" style:family="text">
      <style:text-properties style:text-underline-style="none" officeooo:rsid="00196e62"/>
    </style:style>
    <style:style style:name="T6" style:family="text">
      <style:text-properties style:text-underline-style="none" officeooo:rsid="001ae5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0">1. PROGRAM TO PERFORM ADDITION OPERATION</text:p>
      <text:p text:style-name="P1"/>
      <text:p text:style-name="P3">#Performing addition on two variables</text:p>
      <text:p text:style-name="P3"/>
      <text:p text:style-name="P3">#Printing values</text:p>
      <text:p text:style-name="P3">a=45</text:p>
      <text:p text:style-name="P3">b=45</text:p>
      <text:p text:style-name="P3">print("value of a is ",a)</text:p>
      <text:p text:style-name="P3">print("value of b is ",b)</text:p>
      <text:p text:style-name="P3">c=a+b</text:p>
      <text:p text:style-name="P3">print("value of c is ",c)</text:p>
      <text:p text:style-name="P3"/>
      <text:p text:style-name="P3">#Asking the user to input values for Addition</text:p>
      <text:p text:style-name="P3">x=int(input("Enter a number : "))</text:p>
      <text:p text:style-name="P3">y=int(input("Enter another number : <text:s/>"))</text:p>
      <text:p text:style-name="P3">z=x+y</text:p>
      <text:p text:style-name="P3">print("value of x is",x)</text:p>
      <text:p text:style-name="P3">print("value of y is",y)</text:p>
      <text:p text:style-name="P3">print("By adding",x,"and",y,"we get",z)</text:p>
      <text:p text:style-name="P3"/>
      <text:p text:style-name="P3"/>
      <text:p text:style-name="P9">OUTPUT</text:p>
      <text:p text:style-name="P4"><text:span text:style-name="T2"/></text:p>
      <text:p text:style-name="P4"><text:span text:style-name="T3">V</text:span><text:span text:style-name="T2">alue of a is <text:s/>45</text:span></text:p>
      <text:p text:style-name="P4"><text:span text:style-name="T3">V</text:span><text:span text:style-name="T2">alue of b is <text:s/>45</text:span></text:p>
      <text:p text:style-name="P4"><text:span text:style-name="T3">V</text:span><text:span text:style-name="T2">alue of c is <text:s/>90</text:span></text:p>
      <text:p text:style-name="P4"><text:span text:style-name="T2">Enter a number : 34</text:span></text:p>
      <text:p text:style-name="P4"><text:span text:style-name="T2">Enter another number : <text:s/>76</text:span></text:p>
      <text:p text:style-name="P4"><text:span text:style-name="T2">value of x is 34</text:span></text:p>
      <text:p text:style-name="P4"><text:span text:style-name="T2">value of y is 76</text:span></text:p>
      <text:p text:style-name="P4"><text:span text:style-name="T2">By adding 34 and 76 we get 110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/></text:p>
      <text:p text:style-name="P4"><text:span text:style-name="T2"/></text:p>
      <text:p text:style-name="P4"><text:span text:style-name="T2"/></text:p>
      <text:p text:style-name="P9"><text:span text:style-name="T1">2. PROGRAM TO PERFORM SUBTRACTION OPERATION</text:span></text:p>
      <text:p text:style-name="P5"><text:span text:style-name="T1"/></text:p>
      <text:p text:style-name="P6"><text:span text:style-name="T1">#Performing subtraction operation on two variables</text:span></text:p>
      <text:p text:style-name="P6"><text:span text:style-name="T1"/></text:p>
      <text:p text:style-name="P6"><text:span text:style-name="T1">#Printing values</text:span></text:p>
      <text:p text:style-name="P6"><text:span text:style-name="T1">a=40</text:span></text:p>
      <text:p text:style-name="P6"><text:span text:style-name="T1">b=10</text:span></text:p>
      <text:p text:style-name="P6"><text:span text:style-name="T1">c=5</text:span></text:p>
      <text:p text:style-name="P6"><text:span text:style-name="T1">print("</text:span><text:span text:style-name="T4">V</text:span><text:span text:style-name="T1">alue of a is ",a)</text:span></text:p>
      <text:p text:style-name="P6"><text:span text:style-name="T1">print("</text:span><text:span text:style-name="T4">V</text:span><text:span text:style-name="T1">alue of b is",b)</text:span></text:p>
      <text:p text:style-name="P6"><text:span text:style-name="T1">print("</text:span><text:span text:style-name="T4">V</text:span><text:span text:style-name="T1">alue of c is",c)</text:span></text:p>
      <text:p text:style-name="P6"><text:span text:style-name="T1">d=a-b-c</text:span></text:p>
      <text:p text:style-name="P6"><text:span text:style-name="T1">print("</text:span><text:span text:style-name="T4">S</text:span><text:span text:style-name="T1">ubtraction of" ,a,b,"and",c," is",d)</text:span></text:p>
      <text:p text:style-name="P6"><text:span text:style-name="T1"/></text:p>
      <text:p text:style-name="P6"><text:span text:style-name="T1">#Asking the user to input the values to perform subtraction operation</text:span></text:p>
      <text:p text:style-name="P6"><text:span text:style-name="T1">x=int(input("Enter a number : "))</text:span></text:p>
      <text:p text:style-name="P6"><text:span text:style-name="T1">y=int(input("Enter another number : "))</text:span></text:p>
      <text:p text:style-name="P6"><text:span text:style-name="T1">c=x-y</text:span></text:p>
      <text:p text:style-name="P6"><text:span text:style-name="T1">print("Value of x is", x)</text:span></text:p>
      <text:p text:style-name="P6"><text:span text:style-name="T1">print("Value of y is",y)</text:span></text:p>
      <text:p text:style-name="P6"><text:span text:style-name="T1">print("By subtracting",x, "from",y,"we get",c)</text:span></text:p>
      <text:p text:style-name="P6"><text:span text:style-name="T1"><text:tab/></text:span></text:p>
      <text:p text:style-name="P6"><text:span text:style-name="T1"/></text:p>
      <text:p text:style-name="P9">OUTPUT</text:p>
      <text:p text:style-name="P5"/>
      <text:p text:style-name="P6"><text:span text:style-name="T1">Value of a is <text:s/>40</text:span></text:p>
      <text:p text:style-name="P6"><text:span text:style-name="T1">Value of b is 10</text:span></text:p>
      <text:p text:style-name="P6"><text:span text:style-name="T1">Value of c is 5</text:span></text:p>
      <text:p text:style-name="P6"><text:span text:style-name="T1">Subtraction of 40 10 and 5 <text:s/>is 25</text:span></text:p>
      <text:p text:style-name="P6"><text:span text:style-name="T1">Enter a number : 98</text:span></text:p>
      <text:p text:style-name="P6"><text:span text:style-name="T1">Enter another number : 8</text:span></text:p>
      <text:p text:style-name="P6"><text:span text:style-name="T1">Value of x is 98</text:span></text:p>
      <text:p text:style-name="P6"><text:span text:style-name="T1">Value of y is 8</text:span></text:p>
      <text:p text:style-name="P6"><text:span text:style-name="T1">By subtracting 98 from 8 we get 90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9"><text:span text:style-name="T1">3. PROGRAM TO </text:span><text:span text:style-name="T5">PERFORM </text:span><text:span text:style-name="T6">MULTIPLICATION OPERATION</text:span></text:p>
      <text:p text:style-name="P9"><text:span text:style-name="T6"/></text:p>
      <text:p text:style-name="P9"><text:span text:style-name="T6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7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edf2" officeooo:paragraph-rsid="0014edf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2"/><text:tab/><text:tab/>ASMA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3:51:13.390220600</meta:creation-date>
    <dc:date>2018-09-24T14:23:04.782973432</dc:date>
    <meta:editing-duration>PT11M4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4" meta:paragraph-count="56" meta:word-count="234" meta:character-count="1290" meta:non-whitespace-character-count="1099"/>
  </office:meta>
</office:document-meta>
</file>